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1b7a" officeooo:paragraph-rsid="000d1b7a"/>
    </style:style>
    <style:style style:name="P2" style:family="paragraph" style:parent-style-name="Standard">
      <style:text-properties officeooo:rsid="000d1b7a" officeooo:paragraph-rsid="0010762a"/>
    </style:style>
    <style:style style:name="P3" style:family="paragraph" style:parent-style-name="Standard">
      <style:text-properties officeooo:rsid="000e109b" officeooo:paragraph-rsid="000e109b"/>
    </style:style>
    <style:style style:name="P4" style:family="paragraph" style:parent-style-name="Standard">
      <style:text-properties officeooo:rsid="000e109b" officeooo:paragraph-rsid="000e109b"/>
    </style:style>
    <style:style style:name="P5" style:family="paragraph" style:parent-style-name="Standard">
      <style:text-properties officeooo:rsid="00143427" officeooo:paragraph-rsid="00143427"/>
    </style:style>
    <style:style style:name="T1" style:family="text">
      <style:text-properties officeooo:rsid="000e109b"/>
    </style:style>
    <style:style style:name="T2" style:family="text">
      <style:text-properties officeooo:rsid="000f8c95"/>
    </style:style>
    <style:style style:name="T3" style:family="text">
      <style:text-properties officeooo:rsid="0010756d"/>
    </style:style>
    <style:style style:name="T4" style:family="text">
      <style:text-properties officeooo:rsid="0010762a"/>
    </style:style>
    <style:style style:name="T5" style:family="text">
      <style:text-properties officeooo:rsid="0012e935"/>
    </style:style>
    <style:style style:name="T6" style:family="text">
      <style:text-properties officeooo:rsid="00156ab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In our design, we will be implementing state mostly through the model canDo methods, which check for turn status as part of the check. <text:span text:style-name="T1">With one exception</text:span>, each view makes sense only in one state of the game, <text:span text:style-name="T5">which in most cases is the Game Play state of a game</text:span>. <text:span text:style-name="T1">W</text:span>e determined only one place where the use of the State pattern made any sense: the <text:span text:style-name="T4">Map</text:span>Controller.</text:p>
      <text:p text:style-name="P2"><text:tab/>This matters in the board controller because you can do several different kinds of things, each of which handles mouse events a little differently. We identified the following states of the <text:span text:style-name="T4">Map</text:span>Controller:</text:p>
      <text:p text:style-name="P1">None (When you haven't selected a build action, <text:span text:style-name="T1">or when no other states are valid</text:span>)</text:p>
      <text:p text:style-name="P1">Road (When you are trying to build a road)</text:p>
      <text:p text:style-name="P1">Settlement (When you are trying to build a settlement)</text:p>
      <text:p text:style-name="P1">City (When you are trying to build a city)</text:p>
      <text:p text:style-name="P1">Robber (When you are moving the robber)</text:p>
      <text:p text:style-name="P1">SetupSettlement (When placing a starting settlement)</text:p>
      <text:p text:style-name="P1">SetupRoad (When placing a starting road)</text:p>
      <text:p text:style-name="P1"/>
      <text:p text:style-name="P3"><text:tab/>A majority of the time will be spent in the “None” state. Other states will be blocked out/unreachable if it is not your turn or you do not have the necessary resources to perform their corresponding actions. Upon finishing your turn, you will always return to the clean “None” state. The Setup states will be triggered when it is your turn during the setup phase of the game.</text:p>
      <text:p text:style-name="P3"><text:tab/>When active (and reachable), the road, settlement, city, and robber states will gather appropriate location data and run the corresponding canDo methods in the model. When you click, it will send the requests to the server and temporarily draw the appropriate graphic in the corresponding place until it gets the response from the server (this may create the need for a “Waiting For Response” state, especially if we <text:span text:style-name="T3">decide to</text:span> animate it <text:span text:style-name="T3">or something</text:span>).</text:p>
      <text:p text:style-name="P3"><text:tab/>During Setup phase, SetupSettlement is the first state you go into when it is your turn, and it works similarly to the Settlement state (checking <text:span text:style-name="T2">the appropriate</text:span> canDo on vertices). When you place that, then it goes into the SetupRoad state <text:span text:style-name="T2">until you click a position or back out. If you click an invalid position or back out, then it removes the temporary settlement and returns to the SetupSettlement state, otherwise, it sends the placement to the server and transitions into the “None” state.</text:span></text:p>
      <text:p text:style-name="P3"/>
      <text:p text:style-name="P5"><text:tab/><text:span text:style-name="T6">The game states (Login, Join, Wait, Setup, Gameplay) are inferred in the ModelFacade and the ServerProxy. If you don't have your cookie, the ClientCommunicator will know, therefore forcing you into the Login state. If you have no model, but are logged in, you must be in the Join state (inferred by the ModelFacade). If the model is missing some players, you must be in the Waiting state. If the turn tracker is on the firstRound or secondRound state, then you must be in setup. Otherwise, you must be in Gameplay. Thus, the phases of the game can be inferred from the state of the Proxy and the ModelFaca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6T20:43:07.010529648</meta:creation-date>
    <dc:title>1 inch margins</dc:title>
    <meta:editing-duration>P3DT1H10M38S</meta:editing-duration>
    <meta:editing-cycles>8</meta:editing-cycles>
    <meta:generator>LibreOffice/4.4.3.2$Linux_X86_64 LibreOffice_project/40m0$Build-2</meta:generator>
    <meta:initial-creator>Justin </meta:initial-creator>
    <dc:date>2015-10-12T13:02:32.298281774</dc:date>
    <dc:creator>Justin </dc:creator>
    <meta:document-statistic meta:table-count="0" meta:image-count="0" meta:object-count="0" meta:page-count="1" meta:paragraph-count="13" meta:word-count="494" meta:character-count="2853" meta:non-whitespace-character-count="2366"/>
    <meta:template xlink:type="simple" xlink:actuate="onRequest" xlink:title="1 inch margins" xlink:href="../../../../../Templates/1%20inch%20margins.ott" meta:date="2015-10-06T20:43:06.636394673"/>
  </office:meta>
</office:document-meta>
</file>